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fo:color="#000000" loext:opacity="100%" fo:letter-spacing="normal" fo:font-weight="bold" loext:padding="0cm" loext:border="none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text-align="start" style:justify-single-word="false" fo:orphans="2" fo:widows="2" fo:background-color="#272822"/>
      <style:text-properties fo:font-variant="normal" fo:text-transform="none" fo:color="#000000" loext:opacity="100%" fo:font-size="13.5pt" fo:letter-spacing="normal" fo:font-style="normal" fo:font-weight="normal"/>
    </style:style>
    <style:style style:name="P3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5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officeooo:rsid="00070d1c" officeooo:paragraph-rsid="00070d1c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text-properties fo:color="#000000" loext:opacity="100%" officeooo:rsid="00070d1c" officeooo:paragraph-rsid="00070d1c"/>
    </style:style>
    <style:style style:name="T1" style:family="text">
      <style:text-properties fo:text-transform="uppercase" fo:color="#ffffff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2" style:family="text">
      <style:text-properties fo:text-transform="uppercase" fo:color="#ffffff" loext:opacity="100%"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fo:text-transform="uppercase" style:text-line-through-style="none" style:text-line-through-type="none" style:text-underline-style="none" style:text-blinking="false" loext:padding="0cm" loext:border="none"/>
    </style:style>
    <style:style style:name="T4" style:family="text">
      <style:text-properties fo:text-transform="uppercase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5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6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7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8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11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12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13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14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15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16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17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9" style:family="text">
      <style:text-properties fo:font-variant="normal" fo:text-transform="none" fo:font-size="13.5pt" fo:letter-spacing="normal" fo:font-style="normal" fo:font-weight="bold" fo:background-color="#272822" loext:char-shading-value="0" loext:padding="0cm" loext:border="none"/>
    </style:style>
    <style:style style:name="T20" style:family="text">
      <style:text-properties fo:font-variant="normal" fo:text-transform="none" fo:font-size="13.5pt" fo:letter-spacing="normal" fo:font-style="normal" fo:font-weight="normal" fo:background-color="#272822" loext:char-shading-value="0" loext:padding="0cm" loext:border="none"/>
    </style:style>
    <style:style style:name="T21" style:family="text">
      <style:text-properties fo:font-variant="normal" fo:text-transform="none" fo:letter-spacing="normal" fo:background-color="#272822" loext:char-shading-value="0" loext:padding="0cm" loext:border="none"/>
    </style:style>
    <style:style style:name="T22" style:family="text">
      <style:text-properties fo:font-variant="normal" fo:text-transform="none" fo:color="#000000" loext:opacity="100%" fo:font-size="13.5pt" fo:letter-spacing="normal" fo:font-style="normal" fo:font-weight="bold" fo:background-color="#272822" loext:char-shading-value="0" loext:padding="0cm" loext:border="none"/>
    </style:style>
    <style:style style:name="T23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24" style:family="text">
      <style:text-properties fo:font-variant="normal" fo:text-transform="none" fo:color="#000000" loext:opacity="100%" fo:letter-spacing="normal" fo:background-color="#272822" loext:char-shading-value="0" loext:padding="0cm" loext:border="none"/>
    </style:style>
    <style:style style:name="T25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27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aça como eu fiz: ajustando modelos de machine learning</text:h>
      <text:p text:style-name="P8"><text:a xlink:type="simple" xlink:href="https://cursos.alura.com.br/course/fundamentos-ia-investigando-algoritmos-abordagens-machine-learning/task/189637/next" text:style-name="Internet_20_link" text:visited-style-name="Visited_20_Internet_20_Link"><text:span text:style-name="T5"> </text:span></text:a><text:a xlink:type="simple" xlink:href="https://cursos.alura.com.br/course/fundamentos-ia-investigando-algoritmos-abordagens-machine-learning/task/189637/next" text:style-name="Internet_20_link" text:visited-style-name="Visited_20_Internet_20_Link"><text:span text:style-name="T6">Próxima Atividade</text:span></text:a></text:p>
      <text:p text:style-name="P10"><draw:frame draw:style-name="fr1" draw:name="Quadro1" text:anchor-type="char" svg:width="0.041cm" draw:z-index="0"><draw:text-box fo:min-height="0.041cm"><text:list xml:id="list4024674421" text:style-name="L1"><text:list-item><text:p text:style-name="P9"/></text:list-item></text:list></draw:text-box></draw:frame>Exploramos como funciona o aprendizado supervisionado, em que um modelo aprende a partir de dados rotulados para realizar previsões. Agora, vamos dar um passo além e entender como melhorar o desempenho desses modelos!</text:p>
      <text:p text:style-name="P10">Ao treinar um modelo de machine learning, surgem algumas questões importantes:</text:p>
      <text:list xml:id="list661779765" text:style-name="L2">
        <text:list-item>
          <text:p text:style-name="P11">Como encontrar os melhores parâmetros para um modelo?</text:p>
        </text:list-item>
        <text:list-item>
          <text:p text:style-name="P11">Como identificar quais variáveis realmente influenciam as previsões?</text:p>
        </text:list-item>
      </text:list>
      <text:p text:style-name="P10">Para responder a essas perguntas, utilizamos técnicas como:</text:p>
      <text:list xml:id="list454063273" text:style-name="L3">
        <text:list-item>
          <text:p text:style-name="P12">Ajuste de Hiperparâmetros → Encontrar os melhores valores para os parâmetros do modelo.</text:p>
        </text:list-item>
        <text:list-item>
          <text:p text:style-name="P12">Seleção de Features → Identificar as características mais relevantes para o problema.</text:p>
        </text:list-item>
      </text:list>
      <text:p text:style-name="P10">Chegou a sua vez de explorar os casos de classificação (dataset California Housing) e regressão (dataset Pima Indians Diabetes) que trabalhamos ao longo desta aula para entender na prática como funciona o ajuste de modelos.</text:p>
      <text:p text:style-name="P10">Utilizando o Google Colab, aplique a técnica de Grid Search para ajuste de hiperparâmetros no modelo de árvore de decisão no caso de classificação e identifique as características mais importantes na previsão de diabetes usando o caso de regressão.</text:p>
      <text:p text:style-name="P6"/>
      <text:p text:style-name="P7">Resposta:</text:p>
      <text:p text:style-name="P7"/>
      <text:p text:style-name="P17"><text:span text:style-name="Strong_20_Emphasis"><text:span text:style-name="T17">Ajuste de hiperparâmetros com Grid Search</text:span></text:span></text:p>
      <text:p text:style-name="P13">Utilizaremos o dataset California Housing para ajustar os hiperparâmetros de um modelo de Árvore de Decisão.</text:p>
      <text:p text:style-name="P13">No Google Colab, o primeiro passo consiste em carregar o dataset e preparar os dados:</text:p>
      <text:p text:style-name="P3"><text:soft-page-break/><text:span text:style-name="Source_20_Text"><text:span text:style-name="T22">from</text:span></text:span><text:span text:style-name="Source_20_Text"><text:span text:style-name="T23"> sklearn.datasets </text:span></text:span><text:span text:style-name="Source_20_Text"><text:span text:style-name="T22">import</text:span></text:span><text:span text:style-name="Source_20_Text"><text:span text:style-name="T23"> fetch_california_housing</text:span></text:span></text:p>
      <text:p text:style-name="P3"><text:span text:style-name="Source_20_Text"><text:span text:style-name="T22">from</text:span></text:span><text:span text:style-name="Source_20_Text"><text:span text:style-name="T23"> sklearn.model_selection </text:span></text:span><text:span text:style-name="Source_20_Text"><text:span text:style-name="T22">import</text:span></text:span><text:span text:style-name="Source_20_Text"><text:span text:style-name="T23"> train_test_split</text:span></text:span></text:p>
      <text:p text:style-name="P5"/>
      <text:p text:style-name="P4"><text:span text:style-name="Source_20_Text"><text:span text:style-name="T23">california = fetch_california_housing()</text:span></text:span></text:p>
      <text:p text:style-name="P4"><text:span text:style-name="Source_20_Text"><text:span text:style-name="T23">X = california.data</text:span></text:span></text:p>
      <text:p text:style-name="P4"><text:span text:style-name="Source_20_Text"><text:span text:style-name="T23">y = california.target</text:span></text:span></text:p>
      <text:p text:style-name="P5"/>
      <text:p text:style-name="P3"><text:span text:style-name="Source_20_Text"><text:span text:style-name="T23"># Dividindo os dados entre treino e teste</text:span></text:span></text:p>
      <text:p text:style-name="P3"><text:span text:style-name="Source_20_Text"><text:span text:style-name="T23">X_train, X_test, y_train, y_test = train_test_split(X, y, test_size=0.3, random_state=42)</text:span></text:span></text:p>
      <text:p text:style-name="P2">Copiar código</text:p>
      <text:p text:style-name="P13">Na sequência, implementamos o ajuste de hiperparâmetros com a técnica Grid Search, encontrando os melhores valores para os parâmetros do nosso modelo de Árvore de Decisão.</text:p>
      <text:p text:style-name="P3"><text:span text:style-name="Source_20_Text"><text:span text:style-name="T22">from</text:span></text:span><text:span text:style-name="Source_20_Text"><text:span text:style-name="T23"> sklearn.tree </text:span></text:span><text:span text:style-name="Source_20_Text"><text:span text:style-name="T22">import</text:span></text:span><text:span text:style-name="Source_20_Text"><text:span text:style-name="T23"> DecisionTreeRegressor</text:span></text:span></text:p>
      <text:p text:style-name="P3"><text:span text:style-name="Source_20_Text"><text:span text:style-name="T22">from</text:span></text:span><text:span text:style-name="Source_20_Text"><text:span text:style-name="T23"> sklearn.model_selection </text:span></text:span><text:span text:style-name="Source_20_Text"><text:span text:style-name="T22">import</text:span></text:span><text:span text:style-name="Source_20_Text"><text:span text:style-name="T23"> GridSearchCV</text:span></text:span></text:p>
      <text:p text:style-name="P5"/>
      <text:p text:style-name="P3"><text:span text:style-name="Source_20_Text"><text:span text:style-name="T23"># Definição dos hiperparâmetros a serem testados</text:span></text:span></text:p>
      <text:p text:style-name="P4"><text:span text:style-name="Source_20_Text"><text:span text:style-name="T23">param_grid = {</text:span></text:span></text:p>
      <text:p text:style-name="P3"><text:span text:style-name="Source_20_Text"><text:span text:style-name="T24"><text:s text:c="4"/></text:span></text:span><text:span text:style-name="Source_20_Text"><text:span text:style-name="T23">'max_depth': [3, 5, 7, 10],</text:span></text:span></text:p>
      <text:p text:style-name="P3"><text:span text:style-name="Source_20_Text"><text:span text:style-name="T24"><text:s text:c="4"/></text:span></text:span><text:span text:style-name="Source_20_Text"><text:span text:style-name="T23">'min_samples_split': [2, 5, 10],</text:span></text:span></text:p>
      <text:p text:style-name="P3"><text:span text:style-name="Source_20_Text"><text:span text:style-name="T24"><text:s text:c="4"/></text:span></text:span><text:span text:style-name="Source_20_Text"><text:span text:style-name="T23">'min_samples_leaf': [1, 2, 4]</text:span></text:span></text:p>
      <text:p text:style-name="P4"><text:span text:style-name="Source_20_Text"><text:span text:style-name="T23">}</text:span></text:span></text:p>
      <text:p text:style-name="P5"/>
      <text:p text:style-name="P3"><text:span text:style-name="Source_20_Text"><text:span text:style-name="T23"># Criando o modelo</text:span></text:span></text:p>
      <text:p text:style-name="P4"><text:span text:style-name="Source_20_Text"><text:span text:style-name="T23">model = DecisionTreeRegressor()</text:span></text:span></text:p>
      <text:p text:style-name="P5"/>
      <text:p text:style-name="P3"><text:span text:style-name="Source_20_Text"><text:span text:style-name="T23"># Aplicando Grid Search</text:span></text:span></text:p>
      <text:p text:style-name="P3"><text:span text:style-name="Source_20_Text"><text:span text:style-name="T23">grid_search = GridSearchCV(model, param_grid, cv=5, scoring='neg_mean_squared_error')</text:span></text:span></text:p>
      <text:p text:style-name="P4"><text:span text:style-name="Source_20_Text"><text:span text:style-name="T23">grid_search.fit(X_train, y_train)</text:span></text:span></text:p>
      <text:p text:style-name="P5"/>
      <text:p text:style-name="P3"><text:span text:style-name="Source_20_Text"><text:span text:style-name="T23"># Exibindo os melhores parâmetros encontrados</text:span></text:span></text:p>
      <text:p text:style-name="P3"><text:span text:style-name="Source_20_Text"><text:span text:style-name="T23">print(f"Melhores parâmetros: {grid_search.best_params_}")</text:span></text:span></text:p>
      <text:p text:style-name="P2">Copiar código</text:p>
      <text:p text:style-name="P13">Estamos testando diferentes valores para três configurações da árvore de decisão:</text:p>
      <text:list xml:id="list3750388550" text:style-name="L4">
        <text:list-item>
          <text:p text:style-name="P15"><text:span text:style-name="Source_20_Text"><text:span text:style-name="T26">max_depth</text:span></text:span><text:span text:style-name="T25">: Profundidade máxima da árvore (3, 5, 7, 10).</text:span></text:p>
        </text:list-item>
        <text:list-item>
          <text:p text:style-name="P15"><text:span text:style-name="Source_20_Text"><text:span text:style-name="T26">min_samples_split</text:span></text:span><text:span text:style-name="T25">: Número mínimo de amostras para dividir um nó (2, 5, 10).</text:span></text:p>
        </text:list-item>
        <text:list-item>
          <text:p text:style-name="P16"><text:span text:style-name="Source_20_Text"><text:span text:style-name="T26">min_samples_leaf</text:span></text:span><text:span text:style-name="T25">: Número mínimo de amostras por folha (1, 2, 4).</text:span></text:p>
        </text:list-item>
      </text:list>
      <text:p text:style-name="P14"><text:soft-page-break/><text:span text:style-name="T25">O </text:span><text:span text:style-name="Source_20_Text"><text:span text:style-name="T26">GridSearchCV</text:span></text:span><text:span text:style-name="T25"> realiza uma busca exaustiva combinando todos os valores dos hiperparâmetros, usando validação cruzada (cv=5) para testar diferentes divisões dos dados e evitar o overfitting.</text:span></text:p>
      <text:p text:style-name="P14"><text:span text:style-name="T25">A métrica de avaliação escolhida é o erro quadrático médio negativo (</text:span><text:span text:style-name="Source_20_Text"><text:span text:style-name="T26">neg_mean_squared_error</text:span></text:span><text:span text:style-name="T25">), pois queremos minimizar o erro do modelo.</text:span></text:p>
      <text:p text:style-name="P14"><text:span text:style-name="T25">O método </text:span><text:span text:style-name="Source_20_Text"><text:span text:style-name="T26">fit(X_train, y_train)</text:span></text:span><text:span text:style-name="T25"> treina o modelo para todas as combinações possíveis do hiperparâmetros. Após os testes, o </text:span><text:span text:style-name="Source_20_Text"><text:span text:style-name="T26">grid_search.best_params_</text:span></text:span><text:span text:style-name="T25"> retorna os melhores valores encontrados.</text:span></text:p>
      <text:p text:style-name="P13">Esse processo nos ajuda a ajustar o modelo automaticamente, escolhendo a melhor configuração sem precisar testar manualmente. Assim, garantimos que a árvore de decisão esteja otimizando suas previsões com base nos dados.</text:p>
      <text:p text:style-name="P14"><text:span text:style-name="Strong_20_Emphasis"><text:span text:style-name="T27">Seleção de Features com Random Forest</text:span></text:span></text:p>
      <text:p text:style-name="P13">Agora, vamos utilizar o dataset Pima Indians Diabetes para identificar as características mais importantes na previsão de diabetes.</text:p>
      <text:p text:style-name="P13">O primeiro passo consiste em carregar e preparar os dados.</text:p>
      <text:p text:style-name="P3"><text:span text:style-name="Source_20_Text"><text:span text:style-name="T22">import</text:span></text:span><text:span text:style-name="Source_20_Text"><text:span text:style-name="T23"> pandas </text:span></text:span><text:span text:style-name="Source_20_Text"><text:span text:style-name="T22">as</text:span></text:span><text:span text:style-name="Source_20_Text"><text:span text:style-name="T23"> pd</text:span></text:span></text:p>
      <text:p text:style-name="P3"><text:span text:style-name="Source_20_Text"><text:span text:style-name="T22">from</text:span></text:span><text:span text:style-name="Source_20_Text"><text:span text:style-name="T23"> sklearn.datasets </text:span></text:span><text:span text:style-name="Source_20_Text"><text:span text:style-name="T22">import</text:span></text:span><text:span text:style-name="Source_20_Text"><text:span text:style-name="T23"> load_diabetes</text:span></text:span></text:p>
      <text:p text:style-name="P5"/>
      <text:p text:style-name="P3"><text:span text:style-name="Source_20_Text"><text:span text:style-name="T23"># Carregar os dados</text:span></text:span></text:p>
      <text:p text:style-name="P4"><text:span text:style-name="Source_20_Text"><text:span text:style-name="T23">diabetes = load_diabetes()</text:span></text:span></text:p>
      <text:p text:style-name="P4"><text:span text:style-name="Source_20_Text"><text:span text:style-name="T23">X = diabetes.data</text:span></text:span></text:p>
      <text:p text:style-name="P4"><text:span text:style-name="Source_20_Text"><text:span text:style-name="T23">y = diabetes.target</text:span></text:span></text:p>
      <text:p text:style-name="P5"/>
      <text:p text:style-name="P3"><text:span text:style-name="Source_20_Text"><text:span text:style-name="T23"># Dividir os dados entre treino e teste</text:span></text:span></text:p>
      <text:p text:style-name="P3"><text:span text:style-name="Source_20_Text"><text:span text:style-name="T23">X_train, X_test, y_train, y_test = train_test_split(X, y, test_size=0.3, random_state=42)</text:span></text:span></text:p>
      <text:p text:style-name="P2">Copiar código</text:p>
      <text:p text:style-name="P13">Na sequência, usamos o modelo de Randon Forest para identificar as características mais importantes.</text:p>
      <text:p text:style-name="P3"><text:span text:style-name="Source_20_Text"><text:span text:style-name="T22">from</text:span></text:span><text:span text:style-name="Source_20_Text"><text:span text:style-name="T23"> sklearn.ensemble </text:span></text:span><text:span text:style-name="Source_20_Text"><text:span text:style-name="T22">import</text:span></text:span><text:span text:style-name="Source_20_Text"><text:span text:style-name="T23"> RandomForestRegressor</text:span></text:span></text:p>
      <text:p text:style-name="P3"><text:span text:style-name="Source_20_Text"><text:span text:style-name="T22">import</text:span></text:span><text:span text:style-name="Source_20_Text"><text:span text:style-name="T23"> matplotlib.pyplot </text:span></text:span><text:span text:style-name="Source_20_Text"><text:span text:style-name="T22">as</text:span></text:span><text:span text:style-name="Source_20_Text"><text:span text:style-name="T23"> plt</text:span></text:span></text:p>
      <text:p text:style-name="P5"/>
      <text:p text:style-name="P3"><text:span text:style-name="Source_20_Text"><text:span text:style-name="T23"># Treinar o modelo</text:span></text:span></text:p>
      <text:p text:style-name="P4"><text:span text:style-name="Source_20_Text"><text:span text:style-name="T23">model = RandomForestRegressor()</text:span></text:span></text:p>
      <text:p text:style-name="P4"><text:span text:style-name="Source_20_Text"><text:span text:style-name="T23">model.fit(X_train, y_train)</text:span></text:span></text:p>
      <text:p text:style-name="P5"/>
      <text:p text:style-name="P3"><text:span text:style-name="Source_20_Text"><text:span text:style-name="T23"># Obter a importância das features</text:span></text:span></text:p>
      <text:p text:style-name="P4"><text:span text:style-name="Source_20_Text"><text:span text:style-name="T23">importances = model.feature_importances_</text:span></text:span></text:p>
      <text:p text:style-name="P4"><text:span text:style-name="Source_20_Text"><text:span text:style-name="T23">feature_names = diabetes.feature_names</text:span></text:span></text:p>
      <text:p text:style-name="P5"/>
      <text:p text:style-name="P3"><text:soft-page-break/><text:span text:style-name="Source_20_Text"><text:span text:style-name="T23"># Criar um gráfico de barras</text:span></text:span></text:p>
      <text:p text:style-name="P3"><text:span text:style-name="Source_20_Text"><text:span text:style-name="T23">plt.figure(figsize=(10, 6))</text:span></text:span></text:p>
      <text:p text:style-name="P4"><text:span text:style-name="Source_20_Text"><text:span text:style-name="T23">plt.barh(feature_names, importances)</text:span></text:span></text:p>
      <text:p text:style-name="P3"><text:span text:style-name="Source_20_Text"><text:span text:style-name="T23">plt.title("Importância das Features")</text:span></text:span></text:p>
      <text:p text:style-name="P3"><text:span text:style-name="Source_20_Text"><text:span text:style-name="T23">plt.xlabel("Importância")</text:span></text:span></text:p>
      <text:p text:style-name="P3"><text:span text:style-name="Source_20_Text"><text:span text:style-name="T23">plt.ylabel("Feature")</text:span></text:span></text:p>
      <text:p text:style-name="P4"><text:span text:style-name="Source_20_Text"><text:span text:style-name="T23">plt.show()</text:span></text:span></text:p>
      <text:p text:style-name="P2">Copiar código</text:p>
      <text:p text:style-name="P13">O modelo de Random Forest calcula a importância de cada feature com base na redução do erro ao longo das árvores de decisão. Obtemos então um gráfico de barras com a importância de cada feature. Analisando esse gráfico, podemos remover variáveis irrelevantes, simplificando o modelo sem gerar impactos em sua precisão.</text:p>
      <text:p text:style-name="P13">Suponha que você está fazendo uma mala para uma viagem. Você precisa escolher apenas as roupas e acessórios mais importantes, porque não dá para levar tudo. No Machine Learning, a seleção de features funciona de forma parecida: ela ajuda a identificar quais características dos dados são realmente importantes para fazer previsões precisas.</text:p>
      <text:p text:style-name="P13">A seleção de features não só melhora a precisão do modelo, mas também reduz sua complexidade, tornando-o mais rápido e fácil de interpretar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12:35.336708924</meta:creation-date>
    <dc:date>2025-09-10T19:13:14.933823203</dc:date>
    <meta:editing-duration>PT40S</meta:editing-duration>
    <meta:editing-cycles>1</meta:editing-cycles>
    <meta:document-statistic meta:table-count="0" meta:image-count="0" meta:object-count="0" meta:page-count="4" meta:paragraph-count="81" meta:word-count="752" meta:character-count="5380" meta:non-whitespace-character-count="4703"/>
    <meta:generator>LibreOffice/7.3.7.2$Linux_X86_64 LibreOffice_project/30$Build-2</meta:generator>
  </office:meta>
</office:document-meta>
</file>